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2.05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="0.0799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e7e6e6" fo:padding="0.0799in" fo:border="0.5pt solid #000000">
        <style:background-image/>
      </style:table-cell-properties>
    </style:style>
    <style:style style:name="Table1.A2" style:family="table-cell">
      <style:table-cell-properties fo:padding="0.0799in" fo:border-left="0.5pt solid #000000" fo:border-right="none" fo:border-top="none" fo:border-bottom="0.5pt solid #000000"/>
    </style:style>
    <style:style style:name="Table1.B2" style:family="table-cell">
      <style:table-cell-properties fo:padding="0.0799in" fo:border-left="0.5pt solid #000000" fo:border-right="none" fo:border-top="none" fo:border-bottom="0.5pt solid #000000"/>
    </style:style>
    <style:style style:name="Table1.C2" style:family="table-cell">
      <style:table-cell-properties fo:padding="0.0799in" fo:border-left="0.5pt solid #000000" fo:border-right="none" fo:border-top="none" fo:border-bottom="0.5pt solid #000000"/>
    </style:style>
    <style:style style:name="Table1.D2" style:family="table-cell">
      <style:table-cell-properties fo:padding="0.0799in" fo:border-left="0.5pt solid #000000" fo:border-right="0.5pt solid #000000" fo:border-top="none" fo:border-bottom="0.5pt solid #000000"/>
    </style:style>
    <style:style style:name="Table1.A3" style:family="table-cell">
      <style:table-cell-properties fo:padding="0.0799in" fo:border-left="0.5pt solid #000000" fo:border-right="none" fo:border-top="none" fo:border-bottom="0.5pt solid #000000"/>
    </style:style>
    <style:style style:name="Table1.B3" style:family="table-cell">
      <style:table-cell-properties fo:padding="0.0799in" fo:border-left="0.5pt solid #000000" fo:border-right="none" fo:border-top="none" fo:border-bottom="0.5pt solid #000000"/>
    </style:style>
    <style:style style:name="Table1.C3" style:family="table-cell">
      <style:table-cell-properties fo:padding="0.0799in" fo:border-left="0.5pt solid #000000" fo:border-right="none" fo:border-top="none" fo:border-bottom="0.5pt solid #000000"/>
    </style:style>
    <style:style style:name="Table1.D3" style:family="table-cell">
      <style:table-cell-properties fo:padding="0.0799in" fo:border-left="0.5pt solid #000000" fo:border-right="0.5pt solid #000000" fo:border-top="none" fo:border-bottom="0.5pt solid #000000"/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0.9368in"/>
    </style:style>
    <style:style style:name="Table3.B" style:family="table-column">
      <style:table-column-properties style:column-width="1.8743in"/>
    </style:style>
    <style:style style:name="Table3.C" style:family="table-column">
      <style:table-column-properties style:column-width="1.6243in"/>
    </style:style>
    <style:style style:name="Table3.D" style:family="table-column">
      <style:table-column-properties style:column-width="2.054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7e6e6" fo:padding="0.0799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e7e6e6" fo:padding="0.0799in" fo:border="0.5pt solid #000000">
        <style:background-image/>
      </style:table-cell-properties>
    </style:style>
    <style:style style:name="Table3.A2" style:family="table-cell">
      <style:table-cell-properties fo:padding="0.0799in" fo:border-left="0.5pt solid #000000" fo:border-right="none" fo:border-top="none" fo:border-bottom="0.5pt solid #000000"/>
    </style:style>
    <style:style style:name="Table3.B2" style:family="table-cell">
      <style:table-cell-properties fo:padding="0.0799in" fo:border-left="0.5pt solid #000000" fo:border-right="none" fo:border-top="none" fo:border-bottom="0.5pt solid #000000"/>
    </style:style>
    <style:style style:name="Table3.C2" style:family="table-cell">
      <style:table-cell-properties fo:padding="0.0799in" fo:border-left="0.5pt solid #000000" fo:border-right="none" fo:border-top="none" fo:border-bottom="0.5pt solid #000000"/>
    </style:style>
    <style:style style:name="Table3.D2" style:family="table-cell">
      <style:table-cell-properties fo:padding="0.0799in" fo:border-left="0.5pt solid #000000" fo:border-right="0.5pt solid #000000" fo:border-top="none" fo:border-bottom="0.5pt solid #000000"/>
    </style:style>
    <style:style style:name="Table3.A3" style:family="table-cell">
      <style:table-cell-properties fo:padding="0.0799in" fo:border-left="0.5pt solid #000000" fo:border-right="none" fo:border-top="none" fo:border-bottom="0.5pt solid #000000"/>
    </style:style>
    <style:style style:name="Table3.B3" style:family="table-cell">
      <style:table-cell-properties fo:padding="0.0799in" fo:border-left="0.5pt solid #000000" fo:border-right="none" fo:border-top="none" fo:border-bottom="0.5pt solid #000000"/>
    </style:style>
    <style:style style:name="Table3.C3" style:family="table-cell">
      <style:table-cell-properties fo:padding="0.0799in" fo:border-left="0.5pt solid #000000" fo:border-right="none" fo:border-top="none" fo:border-bottom="0.5pt solid #000000"/>
    </style:style>
    <style:style style:name="Table3.D3" style:family="table-cell">
      <style:table-cell-properties fo:padding="0.0799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fo:color="#2f5496" style:font-name="Calibri Light" fo:font-size="13pt" officeooo:rsid="000bf3eb" officeooo:paragraph-rsid="000bf3eb" style:font-name-asian="F" style:font-size-asian="13pt" style:font-name-complex="F" style:font-size-complex="13pt"/>
    </style:style>
    <style:style style:name="P8" style:family="paragraph" style:parent-style-name="Heading_20_2">
      <style:text-properties officeooo:rsid="000cb623" officeooo:paragraph-rsid="000cb62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12" style:family="paragraph" style:parent-style-name="Standard">
      <style:text-properties fo:font-size="18pt" style:font-size-asian="18pt" style:font-size-complex="18pt"/>
    </style:style>
    <style:style style:name="P13" style:family="paragraph" style:parent-style-name="Standard">
      <style:text-properties officeooo:rsid="000bce40" officeooo:paragraph-rsid="000bce40"/>
    </style:style>
    <style:style style:name="P14" style:family="paragraph" style:parent-style-name="Standard">
      <style:text-properties officeooo:paragraph-rsid="000bf3eb"/>
    </style:style>
    <style:style style:name="P15" style:family="paragraph" style:parent-style-name="Standard">
      <style:text-properties officeooo:rsid="000bf3eb" officeooo:paragraph-rsid="000bf3eb"/>
    </style:style>
    <style:style style:name="P16" style:family="paragraph" style:parent-style-name="Standard">
      <style:text-properties fo:color="#2f5496" style:font-name="Calibri Light" fo:font-size="13pt" officeooo:rsid="000bf3eb" officeooo:paragraph-rsid="000bf3eb" style:font-name-asian="F" style:font-size-asian="13pt" style:font-name-complex="F" style:font-size-complex="13pt"/>
    </style:style>
    <style:style style:name="P17" style:family="paragraph" style:parent-style-name="Standard">
      <style:text-properties style:text-underline-style="solid" style:text-underline-width="auto" style:text-underline-color="font-color" officeooo:rsid="000bf3eb" officeooo:paragraph-rsid="000bf3eb"/>
    </style:style>
    <style:style style:name="P18" style:family="paragraph" style:parent-style-name="Standard">
      <style:text-properties officeooo:rsid="000cb623" officeooo:paragraph-rsid="000cb623"/>
    </style:style>
    <style:style style:name="P19" style:family="paragraph" style:parent-style-name="Standard">
      <style:paragraph-properties fo:margin-top="0in" fo:margin-bottom="0in" loext:contextual-spacing="false" fo:line-height="100%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0bf3eb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rsid="000bf3eb" officeooo:paragraph-rsid="000bf3eb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TOC_20_Heading">
      <style:paragraph-properties fo:break-before="pag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text:display="true"/>
    </style:style>
    <style:style style:name="T3" style:family="text">
      <style:text-properties style:font-name-asian="F"/>
    </style:style>
    <style:style style:name="T4" style:family="text">
      <style:text-properties style:font-name-complex="F"/>
    </style:style>
    <style:style style:name="T5" style:family="text">
      <style:text-properties officeooo:rsid="000bce4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Application Performance Profile</text:span></text:p>
      <text:p text:style-name="P10"/>
      <text:p text:style-name="P9"><text:span text:style-name="T1">for</text:span></text:p>
      <text:p text:style-name="P10"/>
      <text:p text:style-name="P9"><text:span text:style-name="T1">&lt;Your App Name&gt;</text:span></text:p>
      <text:p text:style-name="P11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"><text:a xlink:type="simple" xlink:href="#__RefHeading___Toc192_2291786952" text:style-name="Index_20_Link" text:visited-style-name="Index_20_Link">System Overview<text:tab/>3</text:a></text:p>
          <text:p text:style-name="P2"><text:a xlink:type="simple" xlink:href="#__RefHeading___Toc194_2291786952" text:style-name="Index_20_Link" text:visited-style-name="Index_20_Link">JVM Profile<text:tab/>3</text:a></text:p>
          <text:p text:style-name="P4"><text:a xlink:type="simple" xlink:href="#__RefHeading___Toc196_2291786952" text:style-name="Index_20_Link" text:visited-style-name="Index_20_Link">Load thresholds<text:tab/>3</text:a></text:p>
          <text:p text:style-name="P4"><text:a xlink:type="simple" xlink:href="#__RefHeading___Toc198_2291786952" text:style-name="Index_20_Link" text:visited-style-name="Index_20_Link">JVM Memory Allocations<text:tab/>3</text:a></text:p>
          <text:p text:style-name="P4"><text:a xlink:type="simple" xlink:href="#__RefHeading___Toc200_2291786952" text:style-name="Index_20_Link" text:visited-style-name="Index_20_Link">Memory Performance<text:tab/>3</text:a></text:p>
          <text:p text:style-name="P4"><text:a xlink:type="simple" xlink:href="#__RefHeading___Toc202_2291786952" text:style-name="Index_20_Link" text:visited-style-name="Index_20_Link">CPU Performance<text:tab/>3</text:a></text:p>
          <text:p text:style-name="P2"><text:a xlink:type="simple" xlink:href="#__RefHeading___Toc204_2291786952" text:style-name="Index_20_Link" text:visited-style-name="Index_20_Link">Connected Components<text:tab/>4</text:a></text:p>
          <text:p text:style-name="P4"><text:a xlink:type="simple" xlink:href="#__RefHeading___Toc206_2291786952" text:style-name="Index_20_Link" text:visited-style-name="Index_20_Link">Database<text:tab/>4</text:a></text:p>
          <text:p text:style-name="P4"><text:a xlink:type="simple" xlink:href="#__RefHeading___Toc208_2291786952" text:style-name="Index_20_Link" text:visited-style-name="Index_20_Link">API<text:tab/>4</text:a></text:p>
          <text:p text:style-name="P4"><text:a xlink:type="simple" xlink:href="#__RefHeading___Toc210_2291786952" text:style-name="Index_20_Link" text:visited-style-name="Index_20_Link">Other<text:tab/>4</text:a></text:p>
        </text:index-body>
      </text:table-of-content>
      <text:p text:style-name="P12"/>
      <text:h text:style-name="P6" text:outline-level="1"><text:bookmark-start text:name="_Toc80794878"/><text:bookmark-start text:name="__RefHeading___Toc192_2291786952"/>System Overview<text:bookmark-end text:name="_Toc80794878"/><text:bookmark-end text:name="__RefHeading___Toc192_2291786952"/></text:h>
      <text:p text:style-name="Standard"/>
      <text:p text:style-name="Standard">&lt;insert a simple component diagram of your application&gt;</text:p>
      <text:p text:style-name="Standard"/>
      <text:h text:style-name="Heading_20_1" text:outline-level="1"><text:bookmark-start text:name="_Toc80794879"/><text:bookmark-start text:name="__RefHeading___Toc194_2291786952"/>JVM Profile<text:bookmark-end text:name="_Toc80794879"/><text:bookmark-end text:name="__RefHeading___Toc194_2291786952"/></text:h>
      <text:p text:style-name="Standard"/>
      <text:h text:style-name="Heading_20_2" text:outline-level="2"><text:bookmark-start text:name="_Toc80794880"/><text:bookmark-start text:name="__RefHeading___Toc196_2291786952"/>Load thresholds<text:bookmark-end text:name="_Toc80794880"/><text:bookmark-end text:name="__RefHeading___Toc196_2291786952"/></text:h>
      <text:p text:style-name="Standard"/>
      <text:p text:style-name="P13">&lt;Customized to your application.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Test ID</text:p>
          </table:table-cell>
          <table:table-cell table:style-name="Table1.A1" office:value-type="string">
            <text:p text:style-name="P19">Input rate/freq</text:p>
          </table:table-cell>
          <table:table-cell table:style-name="Table1.A1" office:value-type="string">
            <text:p text:style-name="P19">Input size</text:p>
          </table:table-cell>
          <table:table-cell table:style-name="Table1.D1" office:value-type="string">
            <text:p text:style-name="P19">Other</text:p>
          </table:table-cell>
        </table:table-row>
        <table:table-row table:style-name="Table1.1"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21">2</text:p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h text:style-name="Heading_20_2" text:outline-level="2"><text:bookmark-start text:name="_Toc80794881"/><text:bookmark-start text:name="__RefHeading___Toc198_2291786952"/>JVM <text:span text:style-name="T5">Memory </text:span>Allocations<text:bookmark-end text:name="_Toc80794881"/><text:bookmark-end text:name="__RefHeading___Toc198_2291786952"/>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>Test ID</text:p>
          </table:table-cell>
          <table:table-cell table:style-name="Table3.A1" office:value-type="string">
            <text:p text:style-name="P21">Min Heap</text:p>
          </table:table-cell>
          <table:table-cell table:style-name="Table3.A1" office:value-type="string">
            <text:p text:style-name="P21">Max Heap</text:p>
          </table:table-cell>
          <table:table-cell table:style-name="Table3.D1" office:value-type="string">
            <text:p text:style-name="P21">Other</text:p>
          </table:table-cell>
        </table:table-row>
        <table:table-row table:style-name="Table3.1">
          <table:table-cell table:style-name="Table3.A2" office:value-type="string">
            <text:p text:style-name="P21">1</text:p>
          </table:table-cell>
          <table:table-cell table:style-name="Table3.B2" office:value-type="string">
            <text:p text:style-name="P20"/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 table:style-name="Table3.1">
          <table:table-cell table:style-name="Table3.A3" office:value-type="string">
            <text:p text:style-name="P21">2</text:p>
          </table:table-cell>
          <table:table-cell table:style-name="Table3.B3" office:value-type="string">
            <text:p text:style-name="P20"/>
          </table:table-cell>
          <table:table-cell table:style-name="Table3.C3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</table:table>
      <text:p text:style-name="P14"/>
      <text:p text:style-name="Standard"/>
      <text:h text:style-name="Heading_20_2" text:outline-level="2"><text:bookmark-start text:name="_Toc80794882"/><text:bookmark-start text:name="__RefHeading___Toc200_2291786952"/>Memory Performance<text:bookmark-end text:name="_Toc80794882"/><text:bookmark-end text:name="__RefHeading___Toc200_2291786952"/></text:h>
      <text:p text:style-name="Standard"/>
      <text:p text:style-name="P17">Test ID 1</text:p>
      <text:p text:style-name="P17"/>
      <text:p text:style-name="P15">&lt;insert JVM Heap monitor image&gt;</text:p>
      <text:p text:style-name="Standard"/>
      <text:h text:style-name="P7" text:outline-level="2"><text:bookmark-start text:name="_Toc80794883"/><text:bookmark-start text:name="__RefHeading___Toc202_2291786952"/>C<text:bookmark-end text:name="_Toc80794883"/>PU Performance<text:bookmark-end text:name="__RefHeading___Toc202_2291786952"/></text:h>
      <text:p text:style-name="P15"/>
      <text:p text:style-name="P17"><text:soft-page-break/>Test ID 1</text:p>
      <text:p text:style-name="P17"/>
      <text:p text:style-name="P15">&lt;insert JVM CPU Usage monitor image&gt;</text:p>
      <text:p text:style-name="P16"/>
      <text:p text:style-name="Standard"/>
      <text:h text:style-name="Heading_20_1" text:outline-level="1"><text:bookmark-start text:name="_Toc80794884"/><text:bookmark-start text:name="__RefHeading___Toc204_2291786952"/>Connected Components<text:bookmark-end text:name="_Toc80794884"/><text:bookmark-end text:name="__RefHeading___Toc204_2291786952"/></text:h>
      <text:p text:style-name="Standard"/>
      <text:p text:style-name="Standard">&lt;include sections that are relevant to your specific application&gt;</text:p>
      <text:h text:style-name="Heading_20_2" text:outline-level="2"/>
      <text:h text:style-name="Heading_20_2" text:outline-level="2"><text:bookmark-start text:name="_Toc80794885"/><text:bookmark-start text:name="__RefHeading___Toc206_2291786952"/>Database<text:bookmark-end text:name="_Toc80794885"/><text:bookmark-end text:name="__RefHeading___Toc206_2291786952"/></text:h>
      <text:p text:style-name="Standard"/>
      <text:p text:style-name="P15">&lt;insert query performance metrics and graphs&gt;</text:p>
      <text:p text:style-name="P15"/>
      <text:p text:style-name="P15">&lt;insert connection pool usage metrics&gt;</text:p>
      <text:p text:style-name="P15"/>
      <text:p text:style-name="P15">&lt;insert cache usage metrics&gt;</text:p>
      <text:p text:style-name="Standard"/>
      <text:h text:style-name="Heading_20_2" text:outline-level="2"><text:bookmark-start text:name="_Toc80794886"/><text:bookmark-start text:name="__RefHeading___Toc208_2291786952"/>API<text:bookmark-end text:name="_Toc80794886"/><text:bookmark-end text:name="__RefHeading___Toc208_2291786952"/></text:h>
      <text:p text:style-name="Standard"/>
      <text:p text:style-name="P15">&lt;insert service call performance metrics and graphs&gt;</text:p>
      <text:p text:style-name="Standard"/>
      <text:h text:style-name="P8" text:outline-level="2"><text:bookmark-start text:name="__RefHeading___Toc210_2291786952"/><text:bookmark-start text:name="_Toc80794887"/>T<text:bookmark-end text:name="_Toc80794887"/>ransactions<text:bookmark-end text:name="__RefHeading___Toc210_2291786952"/></text:h>
      <text:p text:style-name="P18"/>
      <text:p text:style-name="P18">&lt;insert metrics for important transactions&gt;</text:p>
      <text:p text:style-name="P18"/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thy Flint (OSV)</meta:initial-creator>
    <meta:editing-cycles>9</meta:editing-cycles>
    <meta:creation-date>2021-08-25T19:15:00</meta:creation-date>
    <dc:date>2021-10-03T11:33:38.355602404</dc:date>
    <meta:editing-duration>PT30M37S</meta:editing-duration>
    <meta:generator>LibreOffice/6.4.7.2$Linux_X86_64 LibreOffice_project/40$Build-2</meta:generator>
    <meta:document-statistic meta:table-count="2" meta:image-count="0" meta:object-count="0" meta:page-count="4" meta:paragraph-count="48" meta:word-count="139" meta:character-count="870" meta:non-whitespace-character-count="7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